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8">
      <style:graphic-properties draw:fill-color="#ffffff" draw:auto-grow-height="true" fo:min-height="13.231cm"/>
    </style:style>
    <style:style style:name="pr3" style:family="presentation" style:parent-style-name="lyt-cool-notes" style:list-style-name="L9">
      <style:graphic-properties draw:fill-color="#ffffff" draw:auto-grow-height="true" fo:min-height="11.411cm"/>
    </style:style>
    <style:style style:name="pr4" style:family="presentation" style:parent-style-name="lyt-cool-subtitle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outline1">
      <style:graphic-properties draw:fill-color="#ffffff" fo:min-height="12.98cm"/>
    </style:style>
    <style:style style:name="pr7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the law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6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ANAL</text:p>
          </draw:text-box>
        </draw:frame>
        <draw:frame presentation:style-name="pr4" draw:text-style-name="P3" draw:layer="layout" svg:width="23.912cm" svg:height="13.231cm" svg:x="2.058cm" svg:y="5.838cm" presentation:class="subtitle">
          <draw:text-box>
            <text:p text:style-name="P3">(I am not a lawyer, this is not legal advice)</text:p>
            <text:p text:style-name="P3"/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reas of Law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FOSS intersects with many areas of law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opyright – who can distribute a work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Patents – government granted monopolies on idea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Trade Secrets – stuff that people want to keep secre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Trademarks – names that are owned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'Intellectual Property'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A term greatly disliked by many in the FOSS community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an lead to confusion as it lumps together very different areas of la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Derived Work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A key concept for FOSS licensing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Often arises in questions on whether a license applie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ommon (but misleading) rule of thumb on 'linking' and 'same address space'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Is a plugin module a derived work of the program?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1.5cm" svg:height="6.65cm" svg:x="4cm" svg:y="13.35cm">
          <draw:text-box>
            <text:p text:style-name="P1"><text:span text:style-name="T1">A “derivative work” is a work based upon one or more preexisting works, such as a translation, musical arrangement, dramatization, fictionalization, motion picture version, sound recording, art reproduction, abridgment, condensation, or any other form in which a work may be recast, transformed, or adapted. A work consisting of editorial revisions, annotations, elaborations, or other modifications which, as a whole, represent an original work of authorship, is a “derivative work”</text:span></text:p>
            <text:p text:style-name="P1"><text:span text:style-name="T1"/></text:p>
            <text:p text:style-name="P1"><text:span text:style-name="T2">(US legal definition of derivative work)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Copyright Policies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Many projects have a 'copyright policy'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ome projects require copyright assignmen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Facilitates enforcement and re-licens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May add 'legal friction' to developm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ome projects use a 'signed-off' system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Pioneered by the Linux kerne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Implies agreement to Developers Certificate of Origi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Adoption of signed-off a result of SCO lawsu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ome projects require non-corporate copyrigh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A result of some curious legal history for Samb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ome projects require a sign-up proces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Policies can backfire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ompanies have used the policies to effectively avoid their license oblig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Patents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A monopoly on an idea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A (limited term) government granted exclusive righ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Problems for FOS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Expensive to gain, maintain and figh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Many software patents are trivial, but dangerou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Independent invention is not a defenc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Impossible to license for FOSS use in most cas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cm" svg:height="3.806cm" svg:x="3.5cm" svg:y="14.194cm">
          <draw:text-box>
            <text:p text:style-name="P1"><text:span text:style-name="T1">If people had understood how patents would be granted when most of today’s ideas were invented, and had taken out patents, the industry would be at a complete standstill today</text:span></text:p>
            <text:p text:style-name="P1"><text:span text:style-name="T1"/></text:p>
            <text:p text:style-name="P1"><text:span text:style-name="T2">(Bill Gates, 1991)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Patents (continued)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Efforts to defend against patent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Open Invention Nertwork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Patent poo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Peer-to-paten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Defensive publica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PubPa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Patent challeng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License term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Many FOSS licenses have patent defence clause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Try to ensure we all sink or swim together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GPLv2 has patent defence, but Microsoft tried to sidestep i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GPLv3 strengthens those term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Trademarks</text:p>
          </draw:text-box>
        </draw:frame>
        <draw:frame presentation:style-name="pr6" draw:text-style-name="P4" draw:layer="layout" svg:width="23.912cm" svg:height="14.499cm" svg:x="2.058cm" svg:y="5.838cm" presentation:class="outline" presentation:user-transformed="true">
          <draw:text-box>
            <text:list text:style-name="L6">
              <text:list-item>
                <text:p text:style-name="P4">Exclusive right to a name or logo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Usually tied to a product typ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Must be actively defended, or it can be los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Should a FOSS project register a trademark?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an prevent abuse of projects nam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an be expensive (especially in time) to defend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Well known FOSS trademark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Linux trademark (managed by Linux Foundation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First gained as a result of a scam attemp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Distro trademarks (eg. RedHat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Interesting problems for derived distribu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Mozilla Firefox trademark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led to IceWease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OSI Open Source trademark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not on the words, only on the log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EULAs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End User License Agreement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Rarely read, but can be toxic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are needs to be taken by FOSS developer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Common problem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Anti reverse engineering term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Non-compete terms (eg. BitMover license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OS or hardware tie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Can affect wine and virtualisation system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License Enforcement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What if a FOSS license is violated?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Infringer is approached, in a friendly fashion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Often infringement is not deliberat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Or results from misunderstanding FO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Most projects seek compliance, not paymen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an often be solved with a phone call or email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When that fail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eek help from groups like the SFLC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oftware Freedom Law Cente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If GPL software, contact gpl-violations.or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Further reading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Key FOSS law site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groklaw.net - FOSS law discussion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pubpat.org – patent reform and information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oftwarefreedom.org – defending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5T08:42:15</dc:date>
    <meta:editing-cycles>114</meta:editing-cycles>
    <meta:editing-duration>P2DT10H26M5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